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ab47a" officeooo:paragraph-rsid="001ab47a" style:font-size-asian="14pt" style:font-name-complex="FreeSerif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c7522" officeooo:paragraph-rsid="001c7522" style:font-size-asian="14pt" style:font-name-complex="FreeSerif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ucer باید یک pure function باشد برای اینکه test کنیم که reducer های ما pure function هستند یا نه . می توانیم از کتابخانه ای به نام <text:s/>deep-freese-strict استفاده کنیم.</text:p>
      <text:p text:style-name="P1"/>
      <text:p text:style-name="P2">اندرو در جلسه ۱۱۷ از این کتابخانه استفاده می کند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41:06.194441150</meta:creation-date>
    <meta:generator>LibreOffice/5.1.6.2$Linux_X86_64 LibreOffice_project/10m0$Build-2</meta:generator>
    <dc:date>2017-10-26T02:55:00.099258290</dc:date>
    <meta:editing-duration>PT2H34M54S</meta:editing-duration>
    <meta:editing-cycles>7</meta:editing-cycles>
    <meta:document-statistic meta:table-count="0" meta:image-count="0" meta:object-count="0" meta:page-count="1" meta:paragraph-count="2" meta:word-count="41" meta:character-count="218" meta:non-whitespace-character-count="177"/>
  </office:meta>
</office:document-meta>
</file>